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P1" style:family="paragraph" style:parent-style-name="Heading_20_3">
      <style:paragraph-properties fo:margin-top="0.42cm" fo:margin-bottom="0cm"/>
      <style:text-properties fo:color="#000080"/>
    </style:style>
    <style:style style:name="P2" style:family="paragraph" style:parent-style-name="Text_20_body" style:list-style-name="L2"/>
    <style:style style:name="P3" style:family="paragraph" style:parent-style-name="Text_20_body">
      <style:text-properties fo:color="#000080" fo:font-weight="bold" style:font-weight-asian="bold" style:font-weight-complex="bold"/>
    </style:style>
    <style:style style:name="P4" style:family="paragraph" style:parent-style-name="Text_20_body">
      <style:text-properties fo:color="#000080" fo:font-style="italic" fo:font-weight="bold" style:font-style-asian="italic" style:font-weight-asian="bold" style:font-style-complex="italic" style:font-weight-complex="bold"/>
    </style:style>
    <style:style style:name="P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T1" style:family="text">
      <style:text-properties style:use-window-font-color="true" style:text-underline-style="none"/>
    </style:style>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h text:style-name="Heading_20_1" text:outline-level="1">Handelshaus Drache &amp; Falke</text:h>
        <text:p text:style-name="Text_20_body">Bei dem Handelshaus handelt es sich um eine Deckung eines Außenweltlers der auf diese Art und Weise am Ort des Geschehens sein will, wenn die Sequenz erwacht. </text:p>
        <text:p text:style-name="Text_20_body">Sein Ziel ist es das Zusammensetzen des Artefakts zu überwachen und mit Hilfe eines oder mehreren Sequenzträgern, das Artefakt zu aktivieren. </text:p>
        <text:p text:style-name="Text_20_body">Er ist getrieben von dem Wunsche an den Anderen Rache zu nehmen.</text:p>
        <text:p text:style-name="Text_20_body">Die Gruppe kann so Kontakt zu <text:a xlink:type="simple" xlink:href="http://www.amazon.com/exec/obidos/external-search/102-0018127-6729735?search-type=ss&amp;tag=asseenontvpro-20&amp;keyword=liukkonen&amp;mode=blended" office:target-frame-name="_blank" xlink:show="new">Broderick Liukkonen</text:a> erlangen. </text:p>
        <text:h text:style-name="Heading_20_2" text:outline-level="2">Background zu Broderick</text:h>
        <text:p text:style-name="Text_20_body">Broderick ist bereits einige Tausende (genau etwa 20.000 ) Jahre alt und dürfte auf Revelation die mächtigste Person sein. Die Kontrolle weiß nicht, das es ihn auf dieser Welt gibt und wäre alles andere als entzückt, wenn sie es erfahren würde.</text:p>
        <text:p text:style-name="Text_20_body">Broderick hat den Krieg gegen die Anderen erlebt und will Rache nehmen.</text:p>
        <text:p text:style-name="Text_20_body">Er leitet das Handelshaus seit Anbeginn der Zeit und hält sich immer nur im Hinergrund. Er hat die Familie Liukkonen fest im Griff und niemand in der Familie würde das Geheimnis preisgeben, das das Familienoberhaupt unsterblich ist. </text:p>
        <text:p text:style-name="Text_20_body">Broderich überlässt seinen Söhnen die er selber zeugt die Leitung der Familie. Die Familie weiß, das eines Tages eine Gruppe von Menschen geben wird, die sich durch den Spruch zu erkennen geben und dass diese Broderick zuzuführen sind. </text:p>
        <text:p text:style-name="Standard">Broderick wird der Gruppe alles erzählen was die Gruppe wissen will, er wird aber alles im verschleiern, indem er alles über Magie erklärt.</text:p>
        <text:h text:style-name="Heading_20_2" text:outline-level="2">Broderick Liukonen</text:h>
        <text:p text:style-name="Text_20_body">Broderick wurde etwa vor 20.000 Jahren geboren. Also in einer Zeit, in der sich die Epoche des Sternengriffs ihrem Ende näherte.</text:p>
        <text:p text:style-name="Text_20_body">Broderick hat den Zusammenbruch aktiv erlebt, da er im Krieg gegen Gott (er weiß von den Anderen; wird aber immer von Gott reden) an der Front beteiligt war.</text:p>
        <text:p text:style-name="Text_20_body">Er ist getrieben von Rache und will den Rufer und die Erwählten in seine Finger bekommen um so einen neuen Krieg vom Zaun zu brechen, denn er diesmal zu gewinnen gedenkt.</text:p>
        <text:h text:style-name="Heading_20_2" text:outline-level="2">Was er Ihnen erzählt:</text:h>
        <text:h text:style-name="P1" text:outline-level="3">Was er Ihnen zur Geschichte Revelations erzählt</text:h>
        <text:p text:style-name="Text_20_body">Die Menschen haben von Revelation ausgehend die Sterne besiedelt.</text:p>
        <text:p text:style-name="Text_20_body">Die Menschen waren alle magisch begabt, die Magie war tausendmal stärker.</text:p>
        <text:p text:style-name="Text_20_body">Eines Tages waren die Menschen so stark wie Gott und es kam zum Krieg (Artemies hat keinen Kriegsgrund im Almanach verzeichnet). </text:p>
        <text:p text:style-name="Text_20_body">Laut Broderich wurde Gott auf die Menschen neidisch und wollte sie wieder zurechstutzen. (Der Vater erkannte, dass sein Kind über ihn hinauswächst und wollte dies verhindern.)</text:p>
        <text:p text:style-name="Text_20_body">Die Menschen erkannten ihre drohende Niederlage und bauten das / den Artefakt / Rufer. Die Einzelteile wurde über Revelation verteilt und versteckt, so dass nur jemand mit speziellen Eigenschaften die Einzelteile wird finden können... </text:p>
        <text:p text:style-name="Text_20_body">Nach ihrer Niederlage wurden die Menschen zurecht gestutzt. Magie ist nur ein Schatten ihrer selbst. </text:p>
        <text:list text:style-name="L2">
          <text:list-item>
            <text:p text:style-name="P2">Irgendwann verlor Gott sein Interesse und gab die Menschen wieder frei. Aber die Menschen sind immer noch nur ein Schatten ihrer selbst....</text:p>
          </text:list-item>
        </text:list>
        <text:h text:style-name="Heading_20_3" text:outline-level="3">Was er Ihnen zum Artefakt und den Fähigkeiten erzählt</text:h>
        <text:p text:style-name="Text_20_body">Der Rufer (also das Artefakt) dient dazu Gott zu rufen und in seiner Macht zu beschränken, so dass man Gott besiegen kann.</text:p>
        <text:p text:style-name="Text_20_body">Der Rufer kann Gott dazu zwingen an einem bestimmten Punkt zu erscheinen und wird dort die Macht Gottes beschneiden, so dass ein Sieg über Gott möglich wird. Hätte die Menschheit Ihre Niederlage weiter hinauszögern können, dann wäre der Rufer eventuell rechtzeitig fertig geworden.... </text:p>
        <text:p text:style-name="Text_20_body">Die Auserwählten (also die Gruppe) sind Nachfahren derjenigen die den Rufer erbaut haben, und in Einzelteilen über Revelation verteilt haben. </text:p>
        <text:p text:style-name="Text_20_body">Die Fähigkeiten dienen ZUM EINEN dazu die Auserwählten zu schützen, zum anderen sind sie der Schlüssel zum Auffinden der Bruchstücke, zum Zusammenbauen und zum Bedienen des Rufers.. </text:p>
        <text:p text:style-name="Text_20_body">Die Vorfahren haben dafür gesorgt, das sehr viel Zeit vergehen muss, bis die Eigenschaften erwachen, um sicher zu stellen, dass Gott sein Interesse verloren hat.</text:p>
        <text:p text:style-name="Text_20_body">Gott ist nicht allmächtig, nicht allwiesend und nicht omnipräsent, aber er ist gewiss das mächtigste Wesen was die Menschheit kennt.</text:p>
        <text:h text:style-name="Heading_20_3" text:outline-level="3">Das Prinzip „Möbiusmacht“</text:h>
        <text:p text:style-name="Text_20_body">Der Rufer basiert zum wesentlichsten Teil auf dem Prinzip der Möbiusmacht, welches besagt, dass es für jedes Wesen ein anderes Wesen gibt, welches mächtiger ist..</text:p>
        <text:p text:style-name="P3">Es gilt quasi folgendes: </text:p>
        <text:p text:style-name="P3">A &lt; B &lt; C &lt; D.</text:p>
        <text:p text:style-name="P3">Daraus sollte eigentlich folgen: </text:p>
        <text:p text:style-name="P3">A &lt; D. </text:p>
        <text:p text:style-name="P3">Dem ist aber nicht so. Es ist immer so, dass man, eine entsprechend lange Kette vorausgesetzt, immer folgendes gilt:</text:p>
        <text:p text:style-name="P3">A &gt; D.</text:p>
        <text:p text:style-name="Text_20_body">Es gibt also auch für Gott jemand, den, der ihnen besiegen kann und der Rufer ruft quasi beide an den gleichen Ort ... </text:p>
        <text:p text:style-name="Text_20_body">Die Auserwählten sind die einzigen die die Bruchstücke finden und zusammenbauen können. </text:p>
        <text:p text:style-name="Text_20_body">Sie müssen dies alleine schaffen ohne erhebliche Vorteile (deswegen keinen +5 Superausrüstung) da man sonst nicht an die Bruchstücke herankommen wird. Dies ist so eingerichtet von den Vorfahren um zu verhindern, dass jemand mit purer Gewalt an die Bruchstücke herankommt. -&gt; man muss sich quasi würdig erweisen!</text:p>
        <text:p text:style-name="Text_20_body">Nur die Auserwählten können Gott rufen.</text:p>
        <text:p text:style-name="Text_20_body">Die Auserwählten sind daher die wichtigsten und meistgesuchten Menschen überhaupt.</text:p>
        <text:p text:style-name="P4">Er wird ihnen erzählen, dass viele Menschen nach so langer Zeit die wahre Bedeutung des Rufers/der Auserwählten mißverstanden haben und viele davon ausgehen, dass der Rufer der Schlüssel zu Gottgleicher macht ist ... </text:p>
        <text:p text:style-name="P5">was letztlich auch stimmt, da der Rufer ja auch ein Wissenspeicher ist, was er Ihnen aber nicht erzählt</text:p>
        <text:p text:style-name="P4">Auch glauben viele, dass die Auserwählten selber eine Art von Schatz sind und man sie nur genau genug ansehen muss um den Schatz zu finden...</text:p>
        <text:p text:style-name="Text_20_body">Was so auch stimmt, denn die Technik einen Menschen mit dem Schicksal auszustatten hat die Menschheit bisher noch nicht zurückgewonnen...</text:p>
        <text:h text:style-name="Heading_20_3" text:outline-level="3">Was er ihnen über sich erzählt:</text:h>
        <text:p text:style-name="Standard">Er wurde vor 20.000 Jahren geboren. </text:p>
        <text:p text:style-name="Standard">Er hat am Krieg gegen Gott teilgenommen.</text:p>
        <text:p text:style-name="Standard">Er wartet darauf, dass die Auserwählten erwachen und er seine Rache nehmen kann.</text:p>
        <text:h text:style-name="Heading_20_3" text:outline-level="3">Er wird ihnen folgenden Deal anbieten</text:h>
        <text:p text:style-name="Text_20_body">Er wird Ihr Patron, und hilft Ihnen alle Bruchstücke zu finden.</text:p>
        <text:p text:style-name="Text_20_body">Er bietet ihnen alle Bruchstücke als Vertrauensberweis an, wenn sie dem Deal zustimmen. </text:p>
        <text:p text:style-name="Text_20_body">Ihre Gegenleistung besteht darin, dass sie mit Ihm in den Krieg ziehen, wenn das Artefakt/Der Rufer zusammengebaut sind und sie ihm bei seiner Rache helfen.</text:p>
        <text:p text:style-name="Text_20_body">Er akzeptiert es, wenn sie nein sagen und wird sie ziehen lassen.</text:p>
        <text:p text:style-name="Text_20_body">Allerdings wird er deutlich machen, dass sie dann früher oder später Feinde sein werden, da von nun an ihre Interessen kollidieren.</text:p>
        <text:p text:style-name="Standard">Er sagt ihnen, dass sie so oder so bald mehr Probleme haben werden, da bald viele nach ihnen suchen werden, bzw. bereits nach ihnen suchen...</text:p>
        <text:p text:style-name="Standard">Früher oder später werden sich einer Partei anschließen müssen...</text:p>
        <text:h text:style-name="Heading_20_2" text:outline-level="2">Potentielle Fragen</text:h>
        <text:h text:style-name="Heading_20_3" text:outline-level="3">Revelation</text:h>
        <text:p text:style-name="Text_20_body">Revelation ist die Mutterwelt und steht unter strenger Quarantäne. Die KONTROLLE trägt unter anderem Sorge dafür, dass die Menschen nicht verunreinigt werden durch Zuwanderung (daher Quarantäne) damit die Sequenz nicht verwässert wird. </text:p>
        <text:p text:style-name="Text_20_body">Auch ein Grund dafür, dass Kriege so streng reglementiert sind und die Gesundheitsvorsorge ein Hauptanliegen der GILDE ist. </text:p>
        <text:h text:style-name="Heading_20_3" text:outline-level="3">Die weißen Ritter</text:h>
        <text:p text:style-name="Text_20_body">Eine der Fraktionen die nach den Auserwählten sucht. Getrieben von ähnlichen Motiven wie er. </text:p>
        <text:p text:style-name="Text_20_body">Er arbeitet nicht mit Ihnen zusammen, da diese von den falschen Motiven (Habgier und Macht) und sie nicht verstehen, was der Rufer ist. Die weißen Ritter stehen für diejenigen, die mit den Auserwählten nicht zimperlich umgehen werden um ihr Ziel zu erreichen. </text:p>
        <text:h text:style-name="Heading_20_3" text:outline-level="3">Andere Welten</text:h>
        <text:p text:style-name="Text_20_body">Es gibt Tore zu anderen Welten. Nur wenige wissen wo diese sich befinden und wie man sie nutzen kann. </text:p>
        <text:p text:style-name="Text_20_body">Der GILDE ist die bekannt, es gehört aber nicht zum Allgemeingut.</text:p>
        <text:p text:style-name="Text_20_body">Die Wechsel sind sehr schwierig und teuer... </text:p>
        <text:h text:style-name="Heading_20_3" text:outline-level="3">Andere Rassen</text:h>
        <text:p text:style-name="Text_20_body">Es gibt andere Rassen die sich aber aus ein und der selben Rasse (dem Mensch von Revelation) entwicklet haben und die sich ihrem Land angepasst haben. Es gibt daher kleinwüchsige und Großewüchsige Rassen, zum Teil wurde auch starke Magie eingesetzt um ein ganzes Volk zu verändern, so dass es hunderte unterschiedliche Rassen gibt.</text:p>
        <text:p text:style-name="Text_20_body">Aber alle Rassen sind letztlich Menschen. </text:p>
        <text:h text:style-name="Heading_20_3" text:outline-level="3">Die KONTROLLE</text:h>
        <text:p text:style-name="Text_20_body">Die Kontrolle ist von GOTT gegeben und wird von den Menschen geführt, die ihre Anweisungen von GOTT bekommen. </text:p>
        <text:p text:style-name="Text_20_body">Das Ziel der KONTROLLE laut GOTT ist, dass die Menschen nie wieder so mächtig werden wie damals, aber trotzdem nicht mehr in Gefangenschaft leben müssen.</text:p>
        <text:p text:style-name="Text_20_body">Die KONTROLLE ist also etwa 10.000 Jahre alt.</text:p>
        <text:p text:style-name="Text_20_body">Was GOTT nie herausfand (er ist halt nicht allwissend und allmächtig) ist, dass die KONTROLLE heimlich dafür Sorge trägt, das Revelation immer in einem guten Zustand bleibt und es immer die besten Bedingungen für das Erwachen der Sequenz gibt.</text:p>
        <text:p text:style-name="Text_20_body">Die KONTROLLE hat seit sehr langer Zeit keine Befehle von GOTT mehr erhalten und konzentriert sich momentan darauf dass GOTT nicht zufälligerweise hellhörig wird. </text:p>
        <text:p text:style-name="Text_20_body">Die KONTROLLE ist eine eigenständige sehr mächtige Fraktion und es ist momentan NICHT klar welche Rolle sie in Zukunft einnehmen wird. </text:p>
        <text:p text:style-name="Text_20_body">Die KONTROLLE existiert auf allen Welten, aber am stärksten ist sie auf Revelation, so wie es auf anderen Welten auch Erwählte gibt, da es hin und wieder auch Fluktuationen gab. </text:p>
        <text:p text:style-name="Text_20_body">Aber Revelation ist der Ort an dem alles began, der Krieg endete und an dem alles am stärksten ist.</text:p>
        <text:h text:style-name="Heading_20_3" text:outline-level="3">Gibt es auf anderen Welten auch Schicksalsträger?</text:h>
        <text:p text:style-name="Text_20_body">Ja, aber nur sehr vereinzelt und sehr schwach. Die Quarantäne hat gut funktioniert.</text:p>
        <text:h text:style-name="Heading_20_3" text:outline-level="3">Die GILDE</text:h>
        <text:p text:style-name="Text_20_body">Die GILDE ist eingesetzt durch die KONTROLLE und quasi ein verlängerter Arm. </text:p>
        <text:p text:style-name="Text_20_body">Der GILDE ist das nicht bewusst, daher stellt die GILDE eine nicht unerhebliche Gefahr für die Schicksalsträger dar. Das beißt sich natürlich mit der KONTROLLE, die ja sicherstellen will, dass es den Schicksalsträgern gut geht. </text:p>
        <text:p text:style-name="Text_20_body"><text:a xlink:type="simple" xlink:href="http://www.amazon.com/exec/obidos/external-search/102-0018127-6729735?search-type=ss&amp;tag=asseenontvpro-20&amp;keyword=liukkonen&amp;mode=blended" office:target-frame-name="_blank" xlink:show="new"><text:span text:style-name="T1">Liukkonen selber weiß nicht wie es bei diesen beiden Fraktionen aussieht und was die KONTROLEL tun wird, wenn die GILDE gegen die Schicksalsträger vorgeht.</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text-properties fo:font-size="9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4cm" fo:keep-together="always"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fo:color="#000080"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style:text-properties fo:color="#000080" fo:font-size="9pt" fo:font-style="italic" fo:font-weight="bold" style:font-size-asian="14pt" style:font-weight-asian="bold" style:font-size-complex="14pt"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style:tab-stops>
          <style:tab-stop style:position="19.001cm" style:type="right" style:leader-style="dotted" style:leader-text="."/>
        </style:tab-stops>
      </style:paragraph-properties>
      <style:text-properties fo:color="#000080"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18pt" fo:font-weight="bold" style:font-size-asian="18pt" style:font-weight-asian="bold" style:font-size-complex="18pt" style:font-weight-complex="bold"/>
    </style:style>
    <style:style style:name="P2"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fo:color="#280099" fo:font-size="12pt" fo:font-weight="bold" fo:background-color="transparent" style:font-size-asian="12pt" style:font-weight-asian="bold" style:font-size-complex="12pt" style:font-weight-complex="bold" style:text-scale="105%"/>
    </style:style>
    <style:style style:name="P4"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12pt" fo:font-weight="bold" fo:background-color="transparent" style:font-size-asian="12pt" style:font-weight-asian="bold" style:font-size-complex="12pt" style:font-weight-complex="bold" style:text-scale="105%"/>
    </style:style>
    <style:style style:name="P5"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style style:name="T1" style:family="text">
      <style:text-properties fo:color="#280099"/>
    </style:style>
    <style:style style:name="T2" style:family="text">
      <style:text-properties fo:color="#280099" fo:background-color="transparent"/>
    </style:style>
    <style:page-layout style:name="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tab/><text:span text:style-name="T1">RE</text:span><text:span text:style-name="T2">VELATION</text:span></text:p>
        <text:p text:style-name="P3"><text:tab/>The Rules Engine for Roleplaying</text:p>
        <text:p text:style-name="P4"/>
      </style:header>
      <style:footer>
        <text:p text:style-name="P5"><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02-04T21:40:52</meta:creation-date>
    <dc:creator>Hansjoachim Heiges</dc:creator>
    <dc:date>2006-11-26T17:20:49</dc:date>
    <meta:printed-by>Hansjoachim Heiges</meta:printed-by>
    <meta:print-date>2006-11-26T17:21:08</meta:print-date>
    <dc:language>de-DE</dc:language>
    <meta:editing-cycles>83</meta:editing-cycles>
    <meta:editing-duration>P1DT8H4M4S</meta:editing-duration>
    <meta:user-defined meta:name="Info 1"/>
    <meta:user-defined meta:name="Info 2"/>
    <meta:user-defined meta:name="Info 3"/>
    <meta:user-defined meta:name="Info 4"/>
    <meta:document-statistic meta:table-count="0" meta:image-count="0" meta:object-count="0" meta:page-count="2" meta:paragraph-count="92" meta:word-count="1527" meta:character-count="9644"/>
  </office:meta>
</office:document-meta>
</file>